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383*"/>
    </style:style>
    <style:style style:name="表4.B" style:family="table-column">
      <style:table-column-properties style:column-width="8.163cm" style:rel-column-width="4628*"/>
    </style:style>
    <style:style style:name="表4.C" style:family="table-column">
      <style:table-column-properties style:column-width="8.162cm" style:rel-column-width="4627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0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2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weight-asian="bold" style:font-size-complex="13pt" style:font-weight-complex="bold"/>
    </style:style>
    <style:style style:name="P2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2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1" fo:font-size="13pt" fo:font-weight="normal" style:font-name-asian="メイリオ1" style:font-size-asian="13pt" style:font-size-complex="13pt"/>
    </style:style>
    <style:style style:name="P2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2020年1月25日8:42:51</text:p>
      <text:p text:style-name="P21"><text:tab/></text:p>
      <text:p text:style-name="P21"><text:tab/>うつ病</text:p>
      <text:p text:style-name="P21"><text:tab/>https://ko.wikipedia.org/wiki/주요_우울_장애</text:p>
      <text:p text:style-name="P21"><text:tab/>https://namu.wiki/w/우울장애</text:p>
      <text:p text:style-name="P21"><text:tab/></text:p>
      <text:p text:style-name="P21"><text:tab/>next : https://namu.wiki/w/우울장애#s-1.1</text:p>
      <text:p text:style-name="P21"/>
      <text:p text:style-name="P21">2020年1月25日9:13:59</text:p>
      <text:p text:style-name="P21"><text:tab/></text:p>
      <text:p text:style-name="P21"><text:tab/>https://namu.wiki/w/우울장애#s-1.1</text:p>
      <text:p text:style-name="P21"><text:tab/></text:p>
      <text:p text:style-name="P21"><text:tab/>next : https://namu.wiki/w/우울장애#s-6 증상 및 영향</text:p>
      <text:p text:style-name="P21">2020年3月21日23:25:49</text:p>
      <text:p text:style-name="P21"/>
      <text:p text:style-name="P21"><text:tab/>仙骨</text:p>
      <text:p text:style-name="P21"><text:tab/>https://duckduckgo.com/?ia=web</text:p>
      <text:p text:style-name="P21"><text:tab/>https://josei-bigaku.jp/hadatoraburu8705/</text:p>
      <text:p text:style-name="P21"><text:tab/></text:p>
      <text:p text:style-name="P21"><text:tab/>next</text:p>
      <text:p text:style-name="P21"><text:tab/>ANY</text:p>
      <text:p text:style-name="P21"><text:tab/></text:p>
      <text:p text:style-name="P21"><text:tab/>]23:35:42</text:p>
      <text:p text:style-name="P21"><text:tab/></text:p>
      <text:p text:style-name="P21">------------------------------------------</text:p>
      <text:p text:style-name="P21">2020年3月31日15:11:57</text:p>
      <text:p text:style-name="P21"/>
      <text:p text:style-name="P21"><text:tab/>ベイトソン<text:tab/>20200331_151054</text:p>
      <text:p text:style-name="P21"><text:soft-page-break/><text:tab/></text:p>
      <text:p text:style-name="P21"><text:tab/>]15:34:07</text:p>
      <text:p text:style-name="P21"/>
      <text:p text:style-name="P21">------------------------------------------</text:p>
      <text:p text:style-name="P21">2020年4月2日23:41:39</text:p>
      <text:p text:style-name="P21"/>
      <text:p text:style-name="P21"><text:tab/>インターフェロン</text:p>
      <text:p text:style-name="P21"><text:tab/></text:p>
      <text:p text:style-name="P21"/>
      <text:p text:style-name="P21">------------------------------------------</text:p>
      <text:p text:style-name="P21">2020年4月20日16:09:53</text:p>
      <text:p text:style-name="P21"/>
      <text:p text:style-name="P21"><text:tab/>レジオネラ</text:p>
      <text:p text:style-name="P21"><text:tab/></text:p>
      <text:p text:style-name="P21"><text:tab/>]16:25:59</text:p>
      <text:p text:style-name="P21"/>
      <text:p text:style-name="P21">------------------------------------------</text:p>
      <text:p text:style-name="P21">2020年4月25日18:13:19</text:p>
      <text:p text:style-name="P21"/>
      <text:p text:style-name="P21"><text:tab/>サルモネラ菌</text:p>
      <text:p text:style-name="P21"><text:tab/></text:p>
      <text:p text:style-name="P21"><text:tab/>]18:26:12</text:p>
      <text:p text:style-name="P21"/>
      <text:p text:style-name="P21">------------------------------------------</text:p>
      <text:p text:style-name="P21">2020年4月26日14:37:00</text:p>
      <text:p text:style-name="P21"/>
      <text:p text:style-name="P21"><text:tab/>コレラ</text:p>
      <text:p text:style-name="P21"><text:tab/>神経学 ソフトサイン</text:p>
      <text:p text:style-name="P21"><text:soft-page-break/><text:tab/></text:p>
      <text:p text:style-name="P21"><text:tab/>next</text:p>
      <text:p text:style-name="P21"><text:tab/><text:tab/>ANY</text:p>
      <text:p text:style-name="P21"><text:tab/>]18:04:39</text:p>
      <text:p text:style-name="P21"/>
      <text:p text:style-name="P21">------------------------------------------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21"/>
      <text:p text:style-name="P21"/>
      <text:p text:style-name="P21">------------------------------------------ DOCS (Materials)</text:p>
      <text:p text:style-name="P21"/>
      <text:p text:style-name="P21"/>
      <text:p text:style-name="P21">-------------------------------------- TOPICS</text:p>
      <text:p text:style-name="P21">ベイトソン<text:tab/>20200331_151054</text:p>
      <text:p text:style-name="P21">チメロサール<text:tab/>2020年4月21日9:09:55</text:p>
      <text:p text:style-name="P21"><text:tab/>https://ja.wikipedia.org/wiki/チメロサール</text:p>
      <text:p text:style-name="P24"><text:span text:style-name="T5"/></text:p>
      <text:p text:style-name="P24"><text:span text:style-name="T5"/></text:p>
      <text:p text:style-name="P23"/>
      <text:p text:style-name="P4"><text:soft-page-break/></text:p>
      <text:p text:style-name="P3"><text:span text:style-name="T1">59#1_X</text:span>--------------------------------------------------------------------</text:p>
      <text:p text:style-name="P6">res free# JVEMV6 59#1_9 / 59. medical / 1. psychiatry-related / 20200509_151221</text:p>
      <text:p text:style-name="P3"/>
      <text:p text:style-name="P3">[do] <text:span text:style-name="T3">#_ </text:span></text:p>
      <text:list xml:id="list9197148544416740826" text:style-name="L18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<text:a xlink:type="simple" xlink:href="https://ja.wikipedia.org/wiki/統合失調症" text:style-name="Internet_20_link" text:visited-style-name="Visited_20_Internet_20_Link">https://ja.wikipedia.org/wiki/統合失調症</text:a><text:tab/>:d-1 (M-1</text:p>
            </text:list-item>
          </text:list>
        </text:list-item>
      </text:list>
      <text:section text:style-name="Sect1" text:name="セクション1">
        <text:list xml:id="list35745614" text:continue-numbering="true" text:style-name="L18">
          <text:list-item>
            <text:list>
              <text:list-item>
                <text:list>
                  <text:list-item>
                    <text:p text:style-name="P12">連合障害<text:tab/>:w</text:p>
                  </text:list-item>
                  <text:list-item>
                    <text:p text:style-name="P12">自生思考<text:tab/>:w</text:p>
                  </text:list-item>
                  <text:list-item>
                    <text:p text:style-name="P12">思考伝播<text:tab/>:w</text:p>
                  </text:list-item>
                  <text:list-item>
                    <text:p text:style-name="P12">強迫神経障害<text:tab/>:w</text:p>
                  </text:list-item>
                  <text:list-item>
                    <text:p text:style-name="P12"/>
                  </text:list-item>
                </text:list>
              </text:list-item>
            </text:list>
          </text:list-item>
        </text:list>
      </text:section>
      <text:list xml:id="list35743828" text:continue-numbering="true" text:style-name="L18">
        <text:list-item>
          <text:list>
            <text:list-item>
              <text:list>
                <text:list-item>
                  <text:p text:style-name="P12">#2 “思考内容の障害（妄想）”</text:p>
                </text:list-item>
              </text:list>
            </text:list-item>
          </text:list>
        </text:list-item>
      </text:list>
      <text:p text:style-name="P3">[next]</text:p>
      <text:list xml:id="list5294976824189668167" text:style-name="L19">
        <text:list-item>
          <text:p text:style-name="P16">TASK : M-1/#2, or M-2, or ANY</text:p>
        </text:list-item>
      </text:list>
      <text:p text:style-name="P3">[further] </text:p>
      <text:list xml:id="list169328190313087733" text:style-name="L20">
        <text:list-item>
          <text:p text:style-name="P17"/>
        </text:list-item>
      </text:list>
      <text:p text:style-name="P8"><text:line-break/><text:span text:style-name="T4">[/ XXX] </text:span></text:p>
      <text:p text:style-name="P8"/>
      <text:p text:style-name="P23">@@@</text:p>
      <text:p text:style-name="P4"/>
      <text:p text:style-name="P3"><text:span text:style-name="T1">59#1_9</text:span>--------------------------------------------------------------------</text:p>
      <text:p text:style-name="P6">res free# JVEMV6 59#1_10 / 59. medical / 1. psychiatry-related / XXX</text:p>
      <text:p text:style-name="P3"><text:soft-page-break/></text:p>
      <text:p text:style-name="P3">[do] <text:span text:style-name="T3">#_ </text:span></text:p>
      <text:list xml:id="list35722977" text:continue-list="list35743828" text:style-name="L18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T-1.1</text:p>
            </text:list-item>
          </text:list>
        </text:list-item>
        <text:list-item>
          <text:p text:style-name="P12"/>
        </text:list-item>
      </text:list>
      <text:p text:style-name="P3"/>
      <text:p text:style-name="P3">[next]</text:p>
      <text:list xml:id="list2870528062127368607" text:style-name="L21">
        <text:list-item>
          <text:p text:style-name="P18">TASK</text:p>
        </text:list-item>
      </text:list>
      <text:p text:style-name="P3">[further]</text:p>
      <text:list xml:id="list9215304409247889592" text:style-name="L22">
        <text:list-item>
          <text:p text:style-name="P19"/>
        </text:list-item>
      </text:list>
      <text:p text:style-name="P8"><text:line-break/><text:span text:style-name="T4">[/ XXX] </text:span></text:p>
      <text:p text:style-name="P8"/>
      <text:p text:style-name="P4"/>
      <text:p text:style-name="P4"/>
      <text:p text:style-name="P2">----------------------------------------- [TEMPLATE] 20200427_130632</text:p>
      <text:p text:style-name="P3"><text:span text:style-name="T1">59#1_X</text:span>--------------------------------------------------------------------</text:p>
      <text:p text:style-name="P6">res free# JVEMV6 59#1_9 / 59. medical / 1. psychiatry-related / XXX</text:p>
      <text:p text:style-name="P3"/>
      <text:p text:style-name="P3">[do] <text:span text:style-name="T3">#_ </text:span></text:p>
      <text:list xml:id="list35718297" text:continue-list="list35722977" text:style-name="L18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T-1.1</text:p>
            </text:list-item>
          </text:list>
        </text:list-item>
        <text:list-item>
          <text:p text:style-name="P12"><text:soft-page-break/></text:p>
        </text:list-item>
      </text:list>
      <text:p text:style-name="P3"/>
      <text:p text:style-name="P3">[next]</text:p>
      <text:list xml:id="list6627753153099342119" text:style-name="L16">
        <text:list-item>
          <text:p text:style-name="P14">TASK</text:p>
        </text:list-item>
      </text:list>
      <text:p text:style-name="P3">[further]</text:p>
      <text:list xml:id="list7904138638465651239" text:style-name="L17">
        <text:list-item>
          <text:p text:style-name="P15"/>
        </text:list-item>
      </text:list>
      <text:p text:style-name="P8"><text:line-break/><text:span text:style-name="T4">[/ XXX] </text:span></text:p>
      <text:p text:style-name="P8"/>
      <text:p text:style-name="P5"/>
      <text:p text:style-name="P3">/ <text:span text:style-name="T2">----------------------------------- [TEMPLATE] 20200427_130632 /</text:span></text:p>
      <text:p text:style-name="P2">------------------------------------------ DOCS (Materials)</text:p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><text:soft-page-break/></text:p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9"/>
          </table:table-cell>
          <table:table-cell table:style-name="表4.A1" office:value-type="string">
            <text:p text:style-name="P9"/>
          </table:table-cell>
          <table:table-cell table:style-name="表4.C1" office:value-type="string">
            <text:p text:style-name="P9"/>
          </table:table-cell>
        </table:table-row>
        <table:table-row>
          <table:table-cell table:style-name="表4.A2" office:value-type="string">
            <text:p text:style-name="P9"/>
          </table:table-cell>
          <table:table-cell table:style-name="表4.A2" office:value-type="string">
            <text:p text:style-name="P9"/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string">
            <text:p text:style-name="P9"/>
          </table:table-cell>
          <table:table-cell table:style-name="表4.A2" office:value-type="string">
            <text:p text:style-name="P9"/>
          </table:table-cell>
          <table:table-cell table:style-name="表4.C2" office:value-type="string">
            <text:p text:style-name="P9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1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9">20200509_152353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9">20200509_152353</text:p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/>
          </table:table-cell>
          <table:table-cell table:style-name="表2.C2" office:value-type="string">
            <text:p text:style-name="P9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6"/>
      <text:p text:style-name="P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09T15:51:51.75</dc:date>
    <dc:creator>iwabuchi ken</dc:creator>
    <meta:editing-duration>PT5H29M4S</meta:editing-duration>
    <meta:editing-cycles>49</meta:editing-cycles>
    <meta:generator>OpenOffice/4.1.3$Win32 OpenOffice.org_project/413m1$Build-9783</meta:generator>
    <meta:document-statistic meta:table-count="3" meta:image-count="0" meta:object-count="0" meta:page-count="7" meta:paragraph-count="118" meta:word-count="420" meta:character-count="2692"/>
  </office:meta>
</office:document-meta>
</file>